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66b3" draw:marker-start-width="0.321cm" draw:marker-end-width="0.321cm" draw:fill-color="#bce4e5" draw:textarea-horizontal-align="justify" draw:textarea-vertical-align="middle" draw:auto-grow-height="false" fo:min-height="2.758cm" fo:min-width="2.521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cf3834" draw:marker-start-width="0.321cm" draw:marker-end-width="0.321cm" draw:fill-color="#fedcc6" draw:textarea-horizontal-align="justify" draw:textarea-vertical-align="middle" draw:auto-grow-height="false" fo:min-height="2.758cm" fo:min-width="2.521cm" fo:padding-top="0.165cm" fo:padding-bottom="0.165cm" fo:padding-left="0.29cm" fo:padding-right="0.29cm"/>
    </style:style>
    <style:style style:name="gr3" style:family="graphic" style:parent-style-name="objectwithoutfill">
      <style:graphic-properties draw:stroke="none" draw:fill="solid" draw:fill-color="#bcaed5" draw:textarea-vertical-align="middle"/>
    </style:style>
    <style:style style:name="gr4" style:family="graphic" style:parent-style-name="standard">
      <style:graphic-properties svg:stroke-width="0.081cm" svg:stroke-color="#0066b3" draw:marker-start-width="0.321cm" draw:marker-end-width="0.321cm" draw:fill="none" draw:fill-color="#bce4e5" draw:textarea-horizontal-align="justify" draw:textarea-vertical-align="middle" draw:auto-grow-height="false" fo:min-height="2.758cm" fo:min-width="2.521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cf3834" draw:marker-start-width="0.321cm" draw:marker-end-width="0.321cm" draw:fill="none" draw:fill-color="#fedcc6" draw:textarea-horizontal-align="justify" draw:textarea-vertical-align="middle" draw:auto-grow-height="false" fo:min-height="2.758cm" fo:min-width="2.521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1.2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567cm"/>
    </style:style>
    <style:style style:name="P1" style:family="paragraph">
      <loext:graphic-properties draw:fill-color="#bce4e5"/>
      <style:paragraph-properties fo:text-align="center"/>
    </style:style>
    <style:style style:name="P2" style:family="paragraph">
      <loext:graphic-properties draw:fill-color="#fedcc6"/>
      <style:paragraph-properties fo:text-align="center"/>
    </style:style>
    <style:style style:name="P3" style:family="paragraph">
      <loext:graphic-properties draw:fill="solid" draw:fill-color="#bcaed5"/>
      <style:paragraph-properties fo:text-align="center"/>
    </style:style>
    <style:style style:name="P4" style:family="paragraph">
      <loext:graphic-properties draw:fill="none" draw:fill-color="#bce4e5"/>
      <style:paragraph-properties fo:text-align="center"/>
    </style:style>
    <style:style style:name="P5" style:family="paragraph">
      <loext:graphic-properties draw:fill="none" draw:fill-color="#fedcc6"/>
      <style:paragraph-properties fo:text-align="center"/>
    </style:style>
    <style:style style:name="P6" style:family="paragraph">
      <style:text-properties fo:color="#ef413d"/>
    </style:style>
    <style:style style:name="P7" style:family="paragraph">
      <loext:graphic-properties draw:fill="none" draw:fill-color="#ffffff"/>
      <style:text-properties fo:color="#ef413d"/>
    </style:style>
    <style:style style:name="P8" style:family="paragraph">
      <style:text-properties fo:color="#00aaad"/>
    </style:style>
    <style:style style:name="P9" style:family="paragraph">
      <loext:graphic-properties draw:fill="none" draw:fill-color="#ffffff"/>
      <style:text-properties fo:color="#00aaad"/>
    </style:style>
    <style:style style:name="P10" style:family="paragraph">
      <style:paragraph-properties fo:text-align="center"/>
      <style:text-properties fo:color="#00aaad" fo:font-size="16pt"/>
    </style:style>
    <style:style style:name="P11" style:family="paragraph">
      <loext:graphic-properties draw:fill="none" draw:fill-color="#ffffff"/>
      <style:paragraph-properties fo:text-align="center"/>
      <style:text-properties fo:color="#00aaad" fo:font-size="16pt"/>
    </style:style>
    <style:style style:name="P12" style:family="paragraph">
      <style:text-properties fo:color="#21409a"/>
    </style:style>
    <style:style style:name="P13" style:family="paragraph">
      <loext:graphic-properties draw:fill="none" draw:fill-color="#ffffff"/>
      <style:text-properties fo:color="#21409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383cm" svg:height="4.366cm" svg:x="4.476cm" svg:y="0.3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4.383cm" svg:height="4.366cm" svg:x="1.07cm" svg:y="0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olygon draw:style-name="gr3" draw:text-style-name="P3" draw:layer="layout" svg:width="2.079cm" svg:height="1.86cm" draw:transform="skewX (0.00855211333477224) rotate (0.812799832653759) translate (3.57273849362157cm 2.60261056717617cm)" svg:viewBox="0 0 2080 1861" draw:points="0,1861 284,1861 751,1713 1199,1479 1586,1071 1852,714 2021,294 2080,5 1869,0 1563,72 1349,160 1156,242 860,446 454,847 255,1153 44,1677">
          <text:p/>
        </draw:polygon>
        <draw:custom-shape draw:style-name="gr4" draw:text-style-name="P4" draw:layer="layout" svg:width="4.383cm" svg:height="4.366cm" svg:x="4.477cm" svg:y="0.3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4.383cm" svg:height="4.366cm" svg:x="1.071cm" svg:y="0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7" draw:layer="layout" svg:width="2.1cm" svg:height="0.962cm" svg:x="2.25cm" svg:y="1.048cm">
          <draw:text-box>
            <text:p text:style-name="P6">J2EE</text:p>
          </draw:text-box>
        </draw:frame>
        <draw:frame draw:style-name="gr7" draw:text-style-name="P7" draw:layer="layout" svg:width="3.32cm" svg:height="1.673cm" svg:x="1.2cm" svg:y="2.497cm">
          <draw:text-box>
            <text:p text:style-name="P6">ASP.NET</text:p>
          </draw:text-box>
        </draw:frame>
        <draw:frame draw:style-name="gr6" draw:text-style-name="P9" draw:layer="layout" svg:width="2.1cm" svg:height="0.962cm" svg:x="5.49cm" svg:y="0.678cm">
          <draw:text-box>
            <text:p text:style-name="P8">Node</text:p>
          </draw:text-box>
        </draw:frame>
        <draw:frame draw:style-name="gr8" draw:text-style-name="P9" draw:layer="layout" svg:width="2.71cm" svg:height="1.463cm" svg:x="5.33cm" svg:y="3.33cm">
          <draw:text-box>
            <text:p text:style-name="P8">Django</text:p>
          </draw:text-box>
        </draw:frame>
        <draw:frame draw:style-name="gr7" draw:text-style-name="P11" draw:layer="layout" svg:width="2.58cm" svg:height="1.673cm" svg:x="6.4cm" svg:y="1.8cm">
          <draw:text-box>
            <text:p text:style-name="P10">Ruby on rails</text:p>
          </draw:text-box>
        </draw:frame>
        <draw:frame draw:style-name="gr9" draw:text-style-name="P13" draw:layer="layout" svg:width="1.806cm" svg:height="0.962cm" draw:transform="rotate (1.5707963267949) translate (4.5cm 3.376cm)">
          <draw:text-box>
            <text:p text:style-name="P12">PH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3T10:26:18.405865374</meta:creation-date>
    <dc:date>2018-09-03T10:35:15.768546829</dc:date>
    <meta:editing-duration>PT8M57S</meta:editing-duration>
    <meta:editing-cycles>1</meta:editing-cycles>
    <meta:document-statistic meta:object-count="11"/>
    <meta:generator>LibreOffice/5.4.6.2$Linux_X86_64 LibreOffice_project/40m0$Build-2</meta:generator>
  </office:meta>
</office:document-meta>
</file>